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ase">
        <text:list xml:id="list8833948710253742420" text:style-name="L1">
          <text:list-header>
            <text:p text:style-name="P2"><text:a xlink:type="simple" xlink:href="../OCJP_16.mm"><text:span text:style-name="T1">Orientação a Objetos</text:span></text:a><text:span text:style-name="T1"> </text:span><text:span text:style-name="T1"><draw:a xlink:type="simple" xlink:href="../OCJP_16.mm"><draw:frame draw:style-name="fr1" draw:name="figuras2" text:anchor-type="as-char" svg:width="0.397cm" svg:height="0.397cm" draw:z-index="0"><draw:image xlink:href="../Orientação%20a%20Objetos.html_files/ilink.png" xlink:type="simple" xlink:show="embed" xlink:actuate="onLoad"/><svg:title>User Link</svg:title></draw:frame></draw:a></text:span></text:p>
            <text:list>
              <text:list-item>
                <text:p text:style-name="P2"><draw:frame draw:style-name="fr1" draw:name="figuras3" text:anchor-type="as-char" svg:width="0.423cm" svg:height="0.397cm" draw:z-index="1"><draw:image xlink:href="../Orientação%20a%20Objetos.html_files/icons/button_ok.png" xlink:type="simple" xlink:show="embed" xlink:actuate="onLoad"/><svg:title>button_ok</svg:title></draw:frame> <text:span text:style-name="T2">Benefícios do Encapsulamento (Obj 5.1 do exame)</text:span></text:p>
              </text:list-item>
              <text:list-item>
                <text:p text:style-name="P2"><draw:frame draw:style-name="fr1" draw:name="figuras4" text:anchor-type="as-char" svg:width="0.423cm" svg:height="0.397cm" draw:z-index="2"><draw:image xlink:href="../Orientação%20a%20Objetos.html_files/icons/button_ok.png" xlink:type="simple" xlink:show="embed" xlink:actuate="onLoad"/><svg:title>button_ok</svg:title></draw:frame> <text:span text:style-name="T2">Herança, É-UM (IS-A), TEM-UM (HAS-A) (Obj 5.5)</text:span></text:p>
              </text:list-item>
              <text:list-item>
                <text:p text:style-name="P2"><draw:frame draw:style-name="fr1" draw:name="figuras5" text:anchor-type="as-char" svg:width="0.423cm" svg:height="0.397cm" draw:z-index="3"><draw:image xlink:href="../Orientação%20a%20Objetos.html_files/icons/button_ok.png" xlink:type="simple" xlink:show="embed" xlink:actuate="onLoad"/><svg:title>button_ok</svg:title></draw:frame> <text:span text:style-name="T2">Relacionamentos É-UM e TEM-UM</text:span></text:p>
                <text:list>
                  <text:list-item>
                    <text:p text:style-name="P2">É-UM</text:p>
                  </text:list-item>
                  <text:list-item>
                    <text:p text:style-name="P2">TEM-UM</text:p>
                  </text:list-item>
                </text:list>
              </text:list-item>
              <text:list-item>
                <text:p text:style-name="P2"><draw:frame draw:style-name="fr1" draw:name="figuras6" text:anchor-type="as-char" svg:width="0.423cm" svg:height="0.397cm" draw:z-index="4"><draw:image xlink:href="../Orientação%20a%20Objetos.html_files/icons/button_ok.png" xlink:type="simple" xlink:show="embed" xlink:actuate="onLoad"/><svg:title>button_ok</svg:title></draw:frame> <text:span text:style-name="T2">Polimorfismo (Obj 5.2)</text:span></text:p>
              </text:list-item>
              <text:list-item>
                <text:p text:style-name="P2"><draw:frame draw:style-name="fr1" draw:name="figuras7" text:anchor-type="as-char" svg:width="0.423cm" svg:height="0.397cm" draw:z-index="5"><draw:image xlink:href="../Orientação%20a%20Objetos.html_files/icons/button_ok.png" xlink:type="simple" xlink:show="embed" xlink:actuate="onLoad"/><svg:title>button_ok</svg:title></draw:frame> <text:span text:style-name="T2">Sobrescrevendo / Sobrecarregando (Obj 1.5 e 5.4)</text:span></text:p>
                <text:list>
                  <text:list-item>
                    <text:p text:style-name="P2">Métodos Sobrescritos</text:p>
                    <text:list>
                      <text:list-item>
                        <text:p text:style-name="P2">Chamando a Versão da Superclasse de um Método Sobrescrito</text:p>
                      </text:list-item>
                      <text:list-item>
                        <text:p text:style-name="P2">Exemplos de Métodos Sobrescritos Válidos e Inválidos</text:p>
                      </text:list-item>
                    </text:list>
                  </text:list-item>
                  <text:list-item>
                    <text:p text:style-name="P2">Métodos Sobrecarregados</text:p>
                    <text:list>
                      <text:list-item>
                        <text:p text:style-name="P2">Sobrecargas Válidas</text:p>
                      </text:list-item>
                      <text:list-item>
                        <text:p text:style-name="P2">Chamando Métodos Sobrecarregados</text:p>
                      </text:list-item>
                      <text:list-item>
                        <text:p text:style-name="P2">Polimorfismo em Métodos Sobrecarregados e Sobrescritos</text:p>
                      </text:list-item>
                    </text:list>
                  </text:list-item>
                </text:list>
              </text:list-item>
              <text:list-item>
                <text:p text:style-name="P2"><draw:frame draw:style-name="fr1" draw:name="figuras8" text:anchor-type="as-char" svg:width="0.423cm" svg:height="0.397cm" draw:z-index="6"><draw:image xlink:href="../Orientação%20a%20Objetos.html_files/icons/button_ok.png" xlink:type="simple" xlink:show="embed" xlink:actuate="onLoad"/><svg:title>button_ok</svg:title></draw:frame> <text:span text:style-name="T2">Conversão (cast) de Variáveis de Referência (Obj 5.2)</text:span></text:p>
              </text:list-item>
              <text:list-item>
                <text:p text:style-name="P2"><draw:frame draw:style-name="fr1" draw:name="figuras9" text:anchor-type="as-char" svg:width="0.423cm" svg:height="0.397cm" draw:z-index="7"><draw:image xlink:href="../Orientação%20a%20Objetos.html_files/icons/button_ok.png" xlink:type="simple" xlink:show="embed" xlink:actuate="onLoad"/><svg:title>button_ok</svg:title></draw:frame> <text:span text:style-name="T2">Implementando uma Interface (Obj 1.2)</text:span></text:p>
              </text:list-item>
              <text:list-item>
                <text:p text:style-name="P2"><draw:frame draw:style-name="fr1" draw:name="figuras10" text:anchor-type="as-char" svg:width="0.423cm" svg:height="0.397cm" draw:z-index="8"><draw:image xlink:href="../Orientação%20a%20Objetos.html_files/icons/button_ok.png" xlink:type="simple" xlink:show="embed" xlink:actuate="onLoad"/><svg:title>button_ok</svg:title></draw:frame> <text:span text:style-name="T2">Tipos de Retorno Válidos (Obj 1.5)</text:span></text:p>
                <text:list>
                  <text:list-item>
                    <text:p text:style-name="P2">Declaração de Tipos de Retorno</text:p>
                    <text:list>
                      <text:list-item>
                        <text:p text:style-name="P2">Tipos de Retorno de Métodos Sobrecarregados</text:p>
                      </text:list-item>
                      <text:list-item>
                        <text:p text:style-name="P2">Sobrescrita e Tipos de Retorno, e Retornos Covariantes</text:p>
                      </text:list-item>
                    </text:list>
                  </text:list-item>
                  <text:list-item>
                    <text:p text:style-name="P2">Retornando um Valor</text:p>
                  </text:list-item>
                </text:list>
              </text:list-item>
              <text:list-item>
                <text:p text:style-name="P2"><draw:frame draw:style-name="fr1" draw:name="figuras11" text:anchor-type="as-char" svg:width="0.423cm" svg:height="0.397cm" draw:z-index="9"><draw:image xlink:href="../Orientação%20a%20Objetos.html_files/icons/button_ok.png" xlink:type="simple" xlink:show="embed" xlink:actuate="onLoad"/><svg:title>button_ok</svg:title></draw:frame> <text:span text:style-name="T2">Construtores e Instanciação (Obj 1.6, 5.3 e 5.4)</text:span></text:p>
                <text:list>
                  <text:list-item>
                    <text:p text:style-name="P2">Aspectos Básicos do Construtor</text:p>
                  </text:list-item>
                  <text:list-item>
                    <text:p text:style-name="P2">Cadeia de Construtores</text:p>
                  </text:list-item>
                  <text:list-item>
                    <text:p text:style-name="P2">Regras dos Construtores</text:p>
                  </text:list-item>
                  <text:list-item>
                    <text:p text:style-name="P2">Identificando se um Construtor Padrão Será Criado</text:p>
                    <text:list>
                      <text:list-item>
                        <text:p text:style-name="P2">Como Você Pode Ter a Certeza de Que um Contrutor Padrão Será Criado ?</text:p>
                      </text:list-item>
                      <text:list-item>
                        <text:p text:style-name="P2">O Que Acontecerá se o Construtor da Superclasse Tiver Argumentos ?</text:p>
                      </text:list-item>
                    </text:list>
                  </text:list-item>
                  <text:list-item>
                    <text:p text:style-name="P2">Construtores Sobrecarregados</text:p>
                  </text:list-item>
                </text:list>
              </text:list-item>
              <text:list-item>
                <text:p text:style-name="P2"><draw:frame draw:style-name="fr1" draw:name="figuras12" text:anchor-type="as-char" svg:width="0.423cm" svg:height="0.397cm" draw:z-index="10"><draw:image xlink:href="../Orientação%20a%20Objetos.html_files/icons/button_ok.png" xlink:type="simple" xlink:show="embed" xlink:actuate="onLoad"/><svg:title>button_ok</svg:title></draw:frame> <text:span text:style-name="T2">Static (Obj 1.3)</text:span></text:p>
                <text:list>
                  <text:list-item>
                    <text:p text:style-name="P2">Variáveis e Métodos Estáticos</text:p>
                  </text:list-item>
                  <text:list-item>
                    <text:p text:style-name="P2">Acessando Variáveis e Métodos Static</text:p>
                  </text:list-item>
                </text:list>
              </text:list-item>
              <text:list-item>
                <text:p text:style-name="P2"><draw:frame draw:style-name="fr1" draw:name="figuras13" text:anchor-type="as-char" svg:width="0.423cm" svg:height="0.397cm" draw:z-index="11"><draw:image xlink:href="../Orientação%20a%20Objetos.html_files/icons/button_ok.png" xlink:type="simple" xlink:show="embed" xlink:actuate="onLoad"/><svg:title>button_ok</svg:title></draw:frame> <text:span text:style-name="T2">Acoplamento e Coesão (Obj 5.1)</text:span></text:p>
                <text:list>
                  <text:list-item>
                    <text:p text:style-name="P2">Acoplamento</text:p>
                  </text:list-item>
                  <text:list-item>
                    <text:p text:style-name="P1">Coesão</text:p>
                  </text:list-item>
                </text:list>
              </text:list-item>
            </text:list>
          </text:list-header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0:22:43.03</meta:creation-date>
    <dc:date>2013-02-20T10:23:41.18</dc:date>
    <meta:editing-duration>PT58S</meta:editing-duration>
    <meta:editing-cycles>1</meta:editing-cycles>
    <meta:generator>OpenOffice.org/3.4.1$Win32 OpenOffice.org_project/341m1$Build-9593</meta:generator>
    <meta:document-statistic meta:table-count="0" meta:image-count="12" meta:object-count="0" meta:page-count="1" meta:paragraph-count="36" meta:word-count="212" meta:character-count="1272"/>
  </office:meta>
</office:document-meta>
</file>